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0270a" officeooo:paragraph-rsid="0020270a"/>
    </style:style>
    <style:style style:name="P2" style:family="paragraph" style:parent-style-name="Heading_20_2">
      <style:paragraph-properties fo:line-height="150%"/>
      <style:text-properties style:font-name="Times New Roman" fo:font-size="12pt" officeooo:rsid="0017d906" officeooo:paragraph-rsid="0017d906" style:font-size-asian="12pt" style:font-size-complex="12pt"/>
    </style:style>
    <style:style style:name="P3" style:family="paragraph" style:parent-style-name="Heading_20_3">
      <style:paragraph-properties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line-height="150%"/>
      <style:text-properties officeooo:paragraph-rsid="0018f3f9"/>
    </style:style>
    <style:style style:name="P5" style:family="paragraph" style:parent-style-name="Text_20_body">
      <style:paragraph-properties fo:line-height="150%"/>
      <style:text-properties style:font-name="Times New Roman" fo:font-size="12pt" officeooo:paragraph-rsid="0017d906" style:font-size-asian="12pt" style:font-size-complex="12pt"/>
    </style:style>
    <style:style style:name="P6" style:family="paragraph" style:parent-style-name="Text_20_body">
      <style:paragraph-properties fo:line-height="150%"/>
      <style:text-properties style:font-name="Times New Roman" fo:font-size="12pt" officeooo:paragraph-rsid="0025afba" style:font-size-asian="12pt" style:font-size-complex="12pt"/>
    </style:style>
    <style:style style:name="T1" style:family="text">
      <style:text-properties officeooo:rsid="0017d906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18f3f9" style:font-size-asian="12pt" style:font-size-complex="12pt"/>
    </style:style>
    <style:style style:name="T4" style:family="text">
      <style:text-properties style:font-name="Times New Roman" fo:font-size="12pt" officeooo:rsid="0017d906" style:font-size-asian="12pt" style:font-size-complex="12pt"/>
    </style:style>
    <style:style style:name="T5" style:family="text">
      <style:text-properties officeooo:rsid="0021f30d"/>
    </style:style>
    <style:style style:name="T6" style:family="text">
      <style:text-properties officeooo:rsid="0023c9b2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8f3f9" style:font-size-asian="12pt" style:font-size-complex="12pt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="Times New Roman" fo:font-size="12pt" officeooo:rsid="0018f3f9" style:font-size-asian="12pt" style:font-size-complex="12pt"/>
    </style:style>
    <style:style style:name="T12" style:family="text">
      <style:text-properties style:font-name="Times New Roman" fo:font-size="12pt" officeooo:rsid="0017d906" style:font-size-asian="12pt" style:font-size-complex="12pt"/>
    </style:style>
    <style:style style:name="T13" style:family="text">
      <style:text-properties style:font-name="Times New Roman" officeooo:rsid="0018f3f9"/>
    </style:style>
    <style:style style:name="T14" style:family="text">
      <style:text-properties style:font-name="Times New Roman" fo:font-size="121pt" style:font-size-asian="121pt" style:font-size-complex="121pt"/>
    </style:style>
    <style:style style:name="T15" style:family="text">
      <style:text-properties style:font-name="Times New Roman" fo:font-size="121pt" officeooo:rsid="0018f3f9" style:font-size-asian="121pt" style:font-size-complex="12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References and Appendix</text:h>
      <text:h text:style-name="P3" text:outline-level="3">References</text:h>
      <text:p text:style-name="P5">[1] Wikipedia. (2022, Sep 29). Motor vehicle theft [Online]. Available: https://en.wikipedia.org/wiki/Motor_vehicle_theft [Accessed: 2022 Oct 01]</text:p>
      <text:p text:style-name="P5">[2] Hong Kong Police Force. (2022, Sep <text:span text:style-name="T1">0</text:span>1). Crime Statistics Comparison [Online]. Available: https://www.police.gov.hk/ppp_en/09_statistics/csc.html [Accessed: 2022 Oct 01]</text:p>
      <text:p text:style-name="P4"><text:span text:style-name="T4">[3] Wikipedia. (2022, Apr 03). Third normal form </text:span><text:span text:style-name="T3">[Online]. Available: https://en.wikipedia.org/wiki/Third_normal_form [Accessed: 2023 Jan 22]</text:span></text:p>
      <text:p text:style-name="P6">[Figure 2]: L. G. Arie (2022, Mar 4). The practical guide for Object Detection with YOLOv5 algorithm [Online]. Available: https://towardsdatascience.com/the-practical-guide-for-object-detection-with-yolov5-algorithm-74c04aac4843 [Accessed: 2022 Oct 9]</text:p>
      <text:h text:style-name="P3" text:outline-level="3">Appendix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0270a" officeooo:paragraph-rsid="0020270a"/>
    </style:style>
    <style:style style:name="MT1" style:family="text">
      <style:text-properties officeooo:rsid="0023c9b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1<text:span text:style-name="MT1">3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2T21:22:21.710000000</dc:date>
    <meta:editing-duration>PT7M27S</meta:editing-duration>
    <meta:editing-cycles>1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8" meta:word-count="78" meta:character-count="752" meta:non-whitespace-character-count="682"/>
  </office:meta>
</office:document-meta>
</file>